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3.0014in"/>
    </style:style>
    <style:style style:name="Table1.B" style:family="table-column">
      <style:table-column-properties style:column-width="3.8736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12362" officeooo:paragraph-rsid="00012362"/>
    </style:style>
    <style:style style:name="P2" style:family="paragraph" style:parent-style-name="Standard">
      <style:paragraph-properties fo:text-align="start" style:justify-single-word="false"/>
      <style:text-properties officeooo:rsid="00016de3" officeooo:paragraph-rsid="00012362"/>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338b1"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595ab"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16de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start" style:justify-single-word="false"/>
      <style:text-properties officeooo:paragraph-rsid="000595ab"/>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bold" officeooo:rsid="00016de3" officeooo:paragraph-rsid="00012362" style:font-weight-asian="bold" style:font-weight-complex="bold"/>
    </style:style>
    <style:style style:name="P12" style:family="paragraph" style:parent-style-name="Text_20_body">
      <style:text-properties officeooo:paragraph-rsid="000338b1"/>
    </style:style>
    <style:style style:name="P13" style:family="paragraph" style:parent-style-name="Standard" style:list-style-name="L1">
      <style:paragraph-properties fo:text-align="start" style:justify-single-word="false"/>
      <style:text-properties officeooo:rsid="00016de3" officeooo:paragraph-rsid="00012362"/>
    </style:style>
    <style:style style:name="P14" style:family="paragraph" style:parent-style-name="Standard">
      <style:paragraph-properties fo:text-align="start" style:justify-single-word="false"/>
      <style:text-properties officeooo:rsid="00016de3" officeooo:paragraph-rsid="00012362"/>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9d2c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b244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cb8c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ce61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7a6c7" officeooo:paragraph-rsid="0007a6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89757" officeooo:paragraph-rsid="0008975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338b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b2444"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cb8c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officeooo:rsid="00089757" officeooo:paragraph-rsid="00089757"/>
    </style:style>
    <style:style style:name="P28" style:family="paragraph" style:parent-style-name="Text_20_body">
      <style:text-properties officeooo:rsid="00089757" officeooo:paragraph-rsid="0009d2cf"/>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ce613" officeooo:paragraph-rsid="000ce61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text-outline="false" style:text-line-through-style="none" style:text-line-through-type="none" style:font-name="Nimbus Roman" fo:font-size="12pt" fo:font-style="normal" fo:text-shadow="none" style:text-underline-style="none" fo:font-weight="normal" officeooo:rsid="00016de3"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Nimbus Roman" fo:font-size="12pt" fo:font-style="normal" fo:text-shadow="none" style:text-underline-style="none" fo:font-weight="normal" officeooo:rsid="000338b1"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weight="normal" officeooo:rsid="0004af01" style:font-weight-asian="normal" style:font-weight-complex="normal"/>
    </style:style>
    <style:style style:name="T5" style:family="text">
      <style:text-properties fo:font-weight="normal" officeooo:rsid="0009d2cf" style:font-weight-asian="normal" style:font-weight-complex="normal"/>
    </style:style>
    <style:style style:name="T6" style:family="text">
      <style:text-properties fo:font-weight="normal" officeooo:rsid="000b2444" style:font-weight-asian="normal" style:font-weight-complex="normal"/>
    </style:style>
    <style:style style:name="T7" style:family="text">
      <style:text-properties fo:font-weight="normal" officeooo:rsid="000cb8c5" style:font-weight-asian="normal" style:font-weight-complex="normal"/>
    </style:style>
    <style:style style:name="T8" style:family="text">
      <style:text-properties fo:font-weight="normal" officeooo:rsid="000ce613"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16de3" style:font-weight-asian="bold" style:font-weight-complex="bold"/>
    </style:style>
    <style:style style:name="T11" style:family="text">
      <style:text-properties officeooo:rsid="000338b1"/>
    </style:style>
    <style:style style:name="T12" style:family="text">
      <style:text-properties officeooo:rsid="000595ab"/>
    </style:style>
    <style:style style:name="T13" style:family="text">
      <style:text-properties officeooo:rsid="0007a6c7"/>
    </style:style>
    <style:style style:name="T14" style:family="text">
      <style:text-properties style:text-position="super 58%"/>
    </style:style>
    <style:style style:name="T15" style:family="text">
      <style:text-properties officeooo:rsid="0009d2cf"/>
    </style:style>
    <style:style style:name="T16" style:family="text">
      <style:text-properties fo:font-style="italic" fo:font-weight="normal" officeooo:rsid="000b2444"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guide</text:p>
      <text:p text:style-name="P1"/>
      <text:p text:style-name="P2">T&amp;C:</text:p>
      <text:p text:style-name="P2"/>
      <text:list xml:id="list1366021199" text:style-name="L1">
        <text:list-item>
          <text:p text:style-name="P13">First off, thanks for participating in this interview. Critical pedagogy (CP) in CS education is a rather small community so I really appreciate you taking the time to participate in this interview.</text:p>
        </text:list-item>
        <text:list-item>
          <text:p text:style-name="P13">We are doing this interview to understand how cs teachers understand and implement critical pedagogy in their teaching.</text:p>
        </text:list-item>
        <text:list-item>
          <text:p text:style-name="P13">[if consented to recording call] As you agreed to in the consent form, this call is recorded to help me remember what was said. This conversation will be transcribed by me and a copy of the transcription will be sent to you to make sure I properly captured what was said during the interview.</text:p>
        </text:list-item>
        <text:list-item>
          <text:p text:style-name="P13">I will [also] be taking notes during this call.</text:p>
        </text:list-item>
        <text:list-item>
          <text:p text:style-name="P13">All materials will be kept on an encrypted, pass<text:span text:style-name="T12">word</text:span> protected hard drive, and if sent between me and my supervisor it will be encrypted. You will be coded in our data analysis and made aware of your code. </text:p>
        </text:list-item>
        <text:list-item>
          <text:p text:style-name="P13">There is a possibility that at some point during the interview you may feel uncomfortable. In such a case, you may refuse to answer any questions and you are free to stop the interview at any time.</text:p>
        </text:list-item>
        <text:list-item>
          <text:p text:style-name="P13">Interviews are a great way to reflect on your teaching and share your experiences with others. Thanks again for taking the time to be part of this research.</text:p>
        </text:list-item>
      </text:list>
      <text:p text:style-name="P2"/>
      <text:p text:style-name="P11">Before we begin, do you have any questions for me?</text:p>
      <text:p text:style-name="P2"/>
      <text:p text:style-name="P2">Let's begin:</text:p>
      <text:p text:style-name="P2"/>
      <table:table table:name="Table1" table:style-name="Table1">
        <table:table-column table:style-name="Table1.A"/>
        <table:table-column table:style-name="Table1.B"/>
        <table:table-row>
          <table:table-cell table:style-name="Table1.A1" table:number-columns-spanned="2" office:value-type="string">
            <text:p text:style-name="P7">1. what is your understanding of critical pedagogy?</text:p>
            <text:p text:style-name="P3">- <text:span text:style-name="T13">cp as a theoretical and peda concept that is pushing the use of ciritical cons in an applied setting through education. Taking the cognitive work we do in our heads and putting It to practice through teaching and learning – both individually and at a structural level – in schools and districts.</text:span></text:p>
            <text:p text:style-name="P3"/>
            <text:p text:style-name="P22">Take some of what iroshore critical literacy and apply it through concrete ways – deconstruction the socio-political world thru analyzing power. Centering or prioritizing marginalized groups and taking social action: behaviour, words, actions, and macro level: social policies enacted. </text:p>
            <text:p text:style-name="P22"/>
            <text:p text:style-name="P22">Cp is unearthing and centering through the ciriculum. Lst. Communiy oriented, dialogic form of learning displacing the banking model, away from traditional power dynamics of teaching. Social culutral learning theory =-- meaning making process as mutual . Learner and the teacher learning from that process. Many details of how that looks like in a classroom.</text:p>
          </table:table-cell>
          <table:covered-table-cell/>
        </table:table-row>
        <table:table-row>
          <table:table-cell table:style-name="Table1.A2" table:number-columns-spanned="2" office:value-type="string">
            <text:p text:style-name="P3">a. [follow up] what is not part of your understanding of cp?</text:p>
            <text:p text:style-name="P3"/>
            <text:p text:style-name="P22">A lot o f forms of higher liearning: lecture – barf up answers. Not critical pedagogy → teachers have all knowledge and students take it in and aare assessed. Critical independent thinking. Not applying what this knowledge is – they need to apply in their knowledge, their culture, so on. </text:p>
            <text:p text:style-name="P22"/>
            <text:p text:style-name="P22">Sometimes its hard to see cp as if it is or isn’t just through observation. Might seem like students are <text:soft-page-break/>working collaboratively or working with students to make answers, until you dig deeper in the intent and the execution and outcome of what they’re working on it’s hard to tell if its a true demonstration of critical pedagogy versus a superficial aspect of teaching. Ppl assume some constructivist approach but leave out analysis of power in the equation. </text:p>
            <text:p text:style-name="P22"/>
            <text:p text:style-name="P23">Two big porponents of ed in the last decades: heterogenous group work – positive evolution from banking model. Students have different roles and making meaning thru problem based approach. Often tho, without explicit analysis of social political analysis of power that’s Not CP. Similarly, project based learning. Another peda move in the lsat decade, this method is positive in that it’s interdisciplanry, multiple avenues for learners, more applied (possibly social action), but often ppl don’t discuss pbl with critical thinking. Issues around water in the env or community or contanimation – they don’t talk about how it has become contaminated. Unless you add this element its pedagogy without the critical aspects of it. </text:p>
            <text:p text:style-name="P23"/>
            <text:p text:style-name="P23">This isn’t to say these aren’t important contributions to learning sciences – they are. it’s just not cp. </text:p>
          </table:table-cell>
          <table:covered-table-cell/>
        </table:table-row>
        <table:table-row>
          <table:table-cell table:style-name="Table1.A2" table:number-columns-spanned="2" office:value-type="string">
            <text:p text:style-name="P3">b. [follow up] when did you first learn about cp?</text:p>
            <text:p text:style-name="P3"/>
            <text:p text:style-name="P23">Ugrad student comms courses, authors from the frankfurt school and marxist literature – I poli sci and comms. Also learned thru real experiences with elders part of committee for world democracy. Many of them were political prisoners around the world. Direct experience of what they lived thru plus the readings, plus related to student activism with unions built the foundation of my understanding. </text:p>
            <text:p text:style-name="P23"/>
            <text:p text:style-name="P23">Pedagogy of oppressed was the grad school – teacher education. </text:p>
            <text:p text:style-name="P3"/>
          </table:table-cell>
          <table:covered-table-cell/>
        </table:table-row>
        <table:table-row>
          <table:table-cell table:style-name="Table1.A2" table:number-columns-spanned="2" office:value-type="string">
            <text:p text:style-name="P3">2. please list all your cs teaching experience(s), including where/when/who you taught.</text:p>
            <text:p text:style-name="Text_20_body"><text:s text:c="4"/>a. in which of these teaching experiences have you incorporated cp? (<text:span text:style-name="T9">in bold</text:span><text:span text:style-name="T10">)</text:span></text:p>
            <text:p text:style-name="P27">co taught critical media literacy at UCLA – prof</text:p>
            <text:p text:style-name="P27">teacher - documentary film making and media arts in oakland</text:p>
            <text:p text:style-name="P28">exploring computer science – curriculum bringing in marganlized ppl in cs – served as a grad student research. Did dissertation research → ecs intro course. Made in culutrally relevant, constructivist approach. One unit: introduce coding thru scratch. Taught thru scratch to make a simple game to learn computation thinking practices involved in coding. From a critical training I felt like many of the products I first learned: arcade style games or shoot em up. Felt: we could use this approach but add an element of criticality. Did that for the 2 semesters of the unit. 3 or 4 weeks before, developing critical consciousness. Highschool students 10<text:span text:style-name="T14">th</text:span> - 12<text:span text:style-name="T14">th</text:span> grade. MADe them social political aware → from their throughts to their actions and behaviors. Analyzed soci-poli-hist process that shaped the community they’re in in south LA region (dispossed entity). Many students had to work with multiple layers of oppression (race, gender, ableism, so on). Support their development. </text:p>
            <text:p text:style-name="P28"/>
            <text:p text:style-name="P28"><text:soft-page-break/><text:span text:style-name="T15">Discussed stereotypes, data about their communites, where they came from. Creating the lense of how to question the world. Analyzed music, music videos, advertisements,. Layed the foundation before they went to coding. For them to develop some sort of product, they addressed some sort of issue they though was important. Students were to share their project and the question is: what is the message you want to send about you, your community or family? Many were choose your own adventure stories. Some students used actual images, drew images, found images, and made their own adventure. System thinking apporach. </text:span><text:s/><text:span text:style-name="T15">California – many studnets had immigrants what it was like to be undocumented, so on so forth. Realities of growing up in a high crime community while at the same time having fun! Bridging all these things together. </text:span></text:p>
          </table:table-cell>
          <table:covered-table-cell/>
        </table:table-row>
        <table:table-row>
          <table:table-cell table:style-name="Table1.A2" table:number-rows-spanned="6" office:value-type="string">
            <text:p text:style-name="P4">3. for each teaching experience that you incorporated cp in your teaching, describe to me how you implemented cp in your class.</text:p>
            <text:p text:style-name="P15"/>
            <text:p text:style-name="P15"/>
            <text:p text:style-name="P15"><text:tab/></text:p>
            <text:p text:style-name="P8"><text:span text:style-name="T2">a.</text:span><text:span text:style-name="T1"> </text:span>how did the students respond? </text:p>
            <text:p text:style-name="P8"/>
            <text:p text:style-name="P8"/>
            <text:p text:style-name="P8"/>
            <text:p text:style-name="P8"/>
            <text:p text:style-name="P8"><text:span text:style-name="T11">b. </text:span>[optional prompt] what advice would you give to <text:s/><text:span text:style-name="T11">someone trying to implement this elem of cp?</text:span></text:p>
            <text:p text:style-name="P12"/>
            <text:p text:style-name="P4"/>
            <text:p text:style-name="P4"/>
          </table:table-cell>
          <table:table-cell table:style-name="Table1.A2" office:value-type="string">
            <text:p text:style-name="P5">Facet included (bold = yes): </text:p>
            <text:p text:style-name="P6"/>
            <text:p text:style-name="P6">not bolded: include why?</text:p>
          </table:table-cell>
        </table:table-row>
        <table:table-row>
          <table:covered-table-cell/>
          <table:table-cell table:style-name="Table1.A2" office:value-type="string">
            <text:p text:style-name="P4"><text:span text:style-name="Strong_20_Emphasis"><text:span text:style-name="T4">1. </text:span></text:span><text:span text:style-name="Strong_20_Emphasis"><text:span text:style-name="T3">Engages and incorporates students’ interests and experiences in teaching</text:span></text:span></text:p>
            <text:p text:style-name="P4"><text:span text:style-name="Strong_20_Emphasis"><text:span text:style-name="T3"/></text:span></text:p>
            <text:p text:style-name="P18"><text:span text:style-name="Strong_20_Emphasis"><text:span text:style-name="T5">hugely important – distance between folks who are doing that work and ppl who are in the critical theory world in terms of actual ppl who occupy these places. Race: in critical folks tend to be white education, whereas cultural folks: ppl of colour. <text:s/>critical peds are both. Culutral hemegony needs to be talked about when it comes to social media while being aware of their experiences of racism, colonization, so on. This is what is necessary for me today. </text:span></text:span></text:p>
            <text:p text:style-name="P18"><text:span text:style-name="Strong_20_Emphasis"><text:span text:style-name="T5"/></text:span></text:p>
            <text:p text:style-name="P18"><text:span text:style-name="Strong_20_Emphasis"><text:span text:style-name="T5">How: first step is be interested and never look down on students interests. Fear being an old man get off my lawn mentality. On a viceral level I can’t appreciate I try to explore myself and engage in that reflexivity-- if I’m listening to mymumble rap why am I not interested in it? How can find interest in this? Being open to different things. Part of it being hate – love with academia – have intentional and consciouentious balance of who I’m around so I don’t just interact with academics and phds. Stay with the community!! YR media!! Work in schools!! Cultural changes and I can’t be a powerful professor in education if I don’t know what’s happening in the schools. </text:span></text:span><text:span text:style-name="Strong_20_Emphasis"><text:span text:style-name="T6">Plays games with his kids! I can see why this is hugely addictive and why it’s engaging with these folks. </text:span></text:span></text:p>
            <text:p text:style-name="P18"><text:span text:style-name="Strong_20_Emphasis"><text:span text:style-name="T6"/></text:span></text:p>
            <text:p text:style-name="P19"><text:span text:style-name="Strong_20_Emphasis"><text:span text:style-name="T6">What advice would you give someone to do this? </text:span></text:span></text:p>
            <text:p text:style-name="P19"><text:span text:style-name="Strong_20_Emphasis"><text:span text:style-name="T6">Emphasize the importance of becoming a cultural anthropologist of the ppl you’re with. Spend a lot of time </text:span></text:span><text:soft-page-break/><text:span text:style-name="Strong_20_Emphasis"><text:span text:style-name="T6">with my students, talking about readings and activities like follow a student around for a day and doing some sort of analysis that they know.Dive in with an open mind to these people’s life and history. Even folks who </text:span></text:span><text:span text:style-name="Strong_20_Emphasis"><text:span text:style-name="T16">feel </text:span></text:span><text:span text:style-name="Strong_20_Emphasis"><text:span text:style-name="T6">like they are immersed in the culture, fluid, dynamic, and ever changing. Allow yourself to be open to that and create these master narratives based on your experience and your lense. </text:span></text:span></text:p>
            <text:p text:style-name="P19"><text:span text:style-name="Strong_20_Emphasis"><text:span text:style-name="T6"/></text:span></text:p>
            <text:p text:style-name="P21"><text:span text:style-name="Strong_20_Emphasis"><text:span text:style-name="T8">Many already are producers and critical. it’s about making it next level.</text:span></text:span></text:p>
          </table:table-cell>
        </table:table-row>
        <table:table-row>
          <table:covered-table-cell/>
          <table:table-cell table:style-name="Table1.A2" office:value-type="string">
            <text:p text:style-name="P4"><text:span text:style-name="Strong_20_Emphasis"><text:span text:style-name="T4">2. </text:span></text:span><text:span text:style-name="Strong_20_Emphasis"><text:span text:style-name="T3">Fostering critical consciousness</text:span></text:span></text:p>
          </table:table-cell>
        </table:table-row>
        <table:table-row>
          <table:covered-table-cell/>
          <table:table-cell table:style-name="Table1.A2" office:value-type="string">
            <text:p text:style-name="P4"><text:span text:style-name="Strong_20_Emphasis"><text:span text:style-name="T4">3. </text:span></text:span><text:span text:style-name="Strong_20_Emphasis"><text:span text:style-name="T3">Activism</text:span></text:span></text:p>
            <text:p text:style-name="P20"><text:span text:style-name="Strong_20_Emphasis"><text:span text:style-name="T7">YR media → similar vein. Forfront that their voices are important. Majority are students of colour, goes without saying. YR media in the cultura of the space. Produces content that isn’t in the dominant media. Pushing a different perspective. YR media → interactive maps of gentrification of community, interactive stories about punishment to youth offenders. Immediate, centered, proritized, and students understan the value of their voice and experience. Develop critical consciousness of what they produce. Positivity too, around what they can create. Stories are organically produced!! Colleagial pedagogy → adults are with youth during the entire production of the project → equal footing. Adults don’t just change ideas into what they want to hear – their ideas are included as well as their opinions in the production of this product. Students came up with the idea →</text:span></text:span><text:span text:style-name="Strong_20_Emphasis"><text:span text:style-name="T8"> repair of the notre dame was huge reponse, but ppl dying don’t even get a similar reponse. </text:span></text:span></text:p>
          </table:table-cell>
        </table:table-row>
        <table:table-row>
          <table:covered-table-cell/>
          <table:table-cell table:style-name="Table1.A2" office:value-type="string">
            <text:p text:style-name="P4"><text:span text:style-name="Strong_20_Emphasis"><text:span text:style-name="T4">4. </text:span></text:span><text:span text:style-name="Strong_20_Emphasis"><text:span text:style-name="T3">Connecting content to society</text:span></text:span></text:p>
          </table:table-cell>
        </table:table-row>
        <table:table-row>
          <table:covered-table-cell/>
          <table:table-cell table:style-name="Table1.A2" office:value-type="string">
            <text:p text:style-name="P24"><text:span text:style-name="Strong_20_Emphasis"><text:span text:style-name="T4">5. </text:span></text:span><text:span text:style-name="Strong_20_Emphasis"><text:span text:style-name="T3">Rethinking student-teacher relationships</text:span></text:span></text:p>
            <text:p text:style-name="P24"><text:span text:style-name="Strong_20_Emphasis"><text:span text:style-name="T3"/></text:span></text:p>
            <text:p text:style-name="P25"><text:span text:style-name="Strong_20_Emphasis"><text:span text:style-name="T6">Response form students: I’m very warm and joke around with students and like to have fun. My personality and who I am – I be who I am with and personal things as well. If I have tough things going on (with professional limits) I talk about it. I wanted to run with my students outside of school. If I knew wheere students worked I would go to see them . Break down traditional teacher-student relation. Close to parents as well – in like with school culture – being tied to the community. Mandatory parent teacher meetings with students leading the interview. Classroom management – eraticated when you </text:span></text:span><text:soft-page-break/><text:span text:style-name="Strong_20_Emphasis"><text:span text:style-name="T6">have a totally different dynamic with students. When you ask a student in a respectful but firm to ask something. Genuine curiosity: how was your weekend? Trying to understand student discourse. Genuine authenetic relationship. Part of what Freire. </text:span></text:span></text:p>
            <text:p text:style-name="P25"><text:span text:style-name="Strong_20_Emphasis"><text:span text:style-name="T6"/></text:span></text:p>
            <text:p text:style-name="P26"><text:span text:style-name="Strong_20_Emphasis"><text:span text:style-name="T7">Relationship to knowledge: teaching Dr students how to engage in research. I got a lot of positive responses, part of it is because many of our classes are a lot of lccture and no dialogue – in your class it was the opposite – we got a lot of flexibility. Didn’t feel judged like we are wrong. That’s how I teach → I don’t jump in and correct them right away. Let a lot more go in the first couple weeks even if I know its inaccurate → it’s about building trust. If you shut them down, you stratify me expert you novice. Encourage students to take risks. Model games, activities, so on. Allow students to explore, give pointed questions, and offer my thoughts, and take down notes and questions you want to bring. Balance the expertise of critical ped versus community development </text:span></text:span></text:p>
          </table:table-cell>
        </table:table-row>
        <table:table-row>
          <table:table-cell table:style-name="Table1.A2" table:number-columns-spanned="2" office:value-type="string">
            <text:p text:style-name="P10"><text:span text:style-name="Emphasis">[follow up questions exploring what elements of cp were not included in any of their teaching using cp for list of elements]</text:span> </text:p>
            <text:p text:style-name="P10">do you do anything with [missing element]? </text:p>
            <text:p text:style-name="P10">-&gt; if no, why not?</text:p>
            <text:p text:style-name="P10"/>
            <text:p text:style-name="P10"/>
          </table:table-cell>
          <table:covered-table-cell/>
        </table:table-row>
        <table:table-row>
          <table:table-cell table:style-name="Table1.A2" table:number-columns-spanned="2" office:value-type="string">
            <text:p text:style-name="P9">Is there anything else you would like to share with me?</text:p>
            <text:p text:style-name="P9"/>
            <text:p text:style-name="P29">I’m kinda shifting my research ethnic studies teaching. In Cali – huge push around this adding it to curriculum. What I saw earlier → adding the critical thru ethnic studies. Critical pedagogy → often very white. What does it mean for students who don’t fit in the paradigm? If you don’t have ethnic or critical pedagogy approach – you’re doing a disservice to the students. Ethnic racial richness and centering the experiences in this work. </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6:53:29.194350350</meta:creation-date>
    <dc:date>2019-07-30T19:09:06.952974151</dc:date>
    <meta:editing-duration>PT17M11S</meta:editing-duration>
    <meta:editing-cycles>4</meta:editing-cycles>
    <meta:generator>LibreOffice/6.2.5.2$Linux_X86_64 LibreOffice_project/20$Build-2</meta:generator>
    <meta:document-statistic meta:table-count="1" meta:image-count="0" meta:object-count="0" meta:page-count="5" meta:paragraph-count="53" meta:word-count="2030" meta:character-count="12205" meta:non-whitespace-character-count="10178"/>
  </office:meta>
</office:document-meta>
</file>